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Michael Johnson</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Michael Johnson,</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Michael Johnson</text:p>
      <text:p text:style-name="NormalStyle"><text:span text:style-name="BoldStyle">Email: </text:span>michaeljohnson@theagentcompany.com</text:p>
      <text:p text:style-name="NormalStyle"><text:span text:style-name="BoldStyle">Job Title: </text:span>UX Designer</text:p>
      <text:p text:style-name="NormalStyle"><text:span text:style-name="BoldStyle">Current Salary: </text:span>$78,000</text:p>
      <text:p text:style-name="NormalStyle"><text:span text:style-name="BoldStyle">New Salary: </text:span>$87,360</text:p>
      <text:p text:style-name="NormalStyle"><text:span text:style-name="BoldStyle">Percentage Increase: </text:span>12%</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